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SimSun" svg:font-family="SimSun"/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2d4" officeooo:paragraph-rsid="000aa2d4"/>
    </style:style>
    <style:style style:name="P2" style:family="paragraph" style:parent-style-name="Standard">
      <style:paragraph-properties fo:text-align="justify" style:justify-single-word="false"/>
      <style:text-properties officeooo:rsid="000aa2d4" officeooo:paragraph-rsid="000aa2d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aa2d4" officeooo:paragraph-rsid="000aa2d4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aa2d4" officeooo:paragraph-rsid="000aa2d4"/>
    </style:style>
    <style:style style:name="P5" style:family="paragraph" style:parent-style-name="Standard" style:list-style-name="L5">
      <style:paragraph-properties fo:text-align="justify" style:justify-single-word="false"/>
      <style:text-properties officeooo:rsid="000aa2d4" officeooo:paragraph-rsid="000aa2d4"/>
    </style:style>
    <style:style style:name="P6" style:family="paragraph" style:parent-style-name="Standard" style:list-style-name="L6">
      <style:paragraph-properties fo:text-align="justify" style:justify-single-word="false"/>
      <style:text-properties officeooo:rsid="000aa2d4" officeooo:paragraph-rsid="000aa2d4"/>
    </style:style>
    <style:style style:name="P7" style:family="paragraph" style:parent-style-name="Standard" style:list-style-name="L7">
      <style:paragraph-properties fo:text-align="justify" style:justify-single-word="false"/>
      <style:text-properties officeooo:rsid="000aa2d4" officeooo:paragraph-rsid="000adda3"/>
    </style:style>
    <style:style style:name="P8" style:family="paragraph" style:parent-style-name="Standard" style:list-style-name="L10">
      <style:paragraph-properties fo:text-align="justify" style:justify-single-word="false"/>
      <style:text-properties officeooo:rsid="000aa2d4" officeooo:paragraph-rsid="000adda3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0aa2d4"/>
    </style:style>
    <style:style style:name="P10" style:family="paragraph" style:parent-style-name="Standard" style:list-style-name="L5">
      <style:paragraph-properties fo:text-align="justify" style:justify-single-word="false"/>
      <style:text-properties officeooo:paragraph-rsid="000aa2d4"/>
    </style:style>
    <style:style style:name="P11" style:family="paragraph" style:parent-style-name="Standard" style:list-style-name="L9">
      <style:paragraph-properties fo:text-align="justify" style:justify-single-word="false"/>
      <style:text-properties officeooo:paragraph-rsid="000adda3"/>
    </style:style>
    <style:style style:name="P12" style:family="paragraph" style:parent-style-name="Standard" style:list-style-name="L11">
      <style:paragraph-properties fo:text-align="justify" style:justify-single-word="false"/>
      <style:text-properties officeooo:paragraph-rsid="000adda3"/>
    </style:style>
    <style:style style:name="P13" style:family="paragraph" style:parent-style-name="Standard" style:list-style-name="L27">
      <style:paragraph-properties fo:text-align="justify" style:justify-single-word="false"/>
      <style:text-properties officeooo:paragraph-rsid="00144870"/>
    </style:style>
    <style:style style:name="P14" style:family="paragraph" style:parent-style-name="Standard" style:list-style-name="L26">
      <style:paragraph-properties fo:text-align="justify" style:justify-single-word="false"/>
      <style:text-properties officeooo:paragraph-rsid="00144870"/>
    </style:style>
    <style:style style:name="P15" style:family="paragraph" style:parent-style-name="Standard" style:list-style-name="L25">
      <style:paragraph-properties fo:text-align="justify" style:justify-single-word="false"/>
      <style:text-properties officeooo:paragraph-rsid="00144870"/>
    </style:style>
    <style:style style:name="P16" style:family="paragraph" style:parent-style-name="Standard" style:list-style-name="L32">
      <style:paragraph-properties fo:text-align="justify" style:justify-single-word="false"/>
      <style:text-properties officeooo:paragraph-rsid="00162d56"/>
    </style:style>
    <style:style style:name="P17" style:family="paragraph" style:parent-style-name="Standard" style:list-style-name="L34">
      <style:paragraph-properties fo:text-align="justify" style:justify-single-word="false"/>
      <style:text-properties officeooo:paragraph-rsid="00162d56"/>
    </style:style>
    <style:style style:name="P18" style:family="paragraph" style:parent-style-name="Standard" style:list-style-name="L35">
      <style:paragraph-properties fo:text-align="justify" style:justify-single-word="false"/>
      <style:text-properties officeooo:paragraph-rsid="00162d56"/>
    </style:style>
    <style:style style:name="P19" style:family="paragraph" style:parent-style-name="Standard" style:list-style-name="L51">
      <style:paragraph-properties fo:text-align="justify" style:justify-single-word="false"/>
      <style:text-properties officeooo:paragraph-rsid="001ecbc1"/>
    </style:style>
    <style:style style:name="P20" style:family="paragraph" style:parent-style-name="Standard" style:list-style-name="L50">
      <style:paragraph-properties fo:text-align="justify" style:justify-single-word="false"/>
      <style:text-properties officeooo:paragraph-rsid="001ecbc1"/>
    </style:style>
    <style:style style:name="P21" style:family="paragraph" style:parent-style-name="Standard" style:list-style-name="L54">
      <style:paragraph-properties fo:text-align="justify" style:justify-single-word="false"/>
      <style:text-properties officeooo:paragraph-rsid="001ecbc1"/>
    </style:style>
    <style:style style:name="P22" style:family="paragraph" style:parent-style-name="Standard" style:list-style-name="L55">
      <style:paragraph-properties fo:text-align="justify" style:justify-single-word="false"/>
      <style:text-properties officeooo:paragraph-rsid="001ecbc1"/>
    </style:style>
    <style:style style:name="P23" style:family="paragraph" style:parent-style-name="Standard" style:list-style-name="L7">
      <style:paragraph-properties fo:text-align="justify" style:justify-single-word="false"/>
      <style:text-properties officeooo:rsid="000adda3" officeooo:paragraph-rsid="000adda3"/>
    </style:style>
    <style:style style:name="P24" style:family="paragraph" style:parent-style-name="Standard">
      <style:paragraph-properties fo:text-align="justify" style:justify-single-word="false"/>
      <style:text-properties officeooo:rsid="000adda3" officeooo:paragraph-rsid="000adda3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0adda3" officeooo:paragraph-rsid="000adda3"/>
    </style:style>
    <style:style style:name="P26" style:family="paragraph" style:parent-style-name="Standard" style:list-style-name="L12">
      <style:paragraph-properties fo:text-align="justify" style:justify-single-word="false"/>
      <style:text-properties officeooo:rsid="000b14ef" officeooo:paragraph-rsid="000b14ef"/>
    </style:style>
    <style:style style:name="P27" style:family="paragraph" style:parent-style-name="Standard" style:list-style-name="L13">
      <style:paragraph-properties fo:text-align="justify" style:justify-single-word="false"/>
      <style:text-properties officeooo:rsid="000b14ef" officeooo:paragraph-rsid="000b14ef"/>
    </style:style>
    <style:style style:name="P28" style:family="paragraph" style:parent-style-name="Standard" style:list-style-name="L13">
      <style:paragraph-properties fo:text-align="justify" style:justify-single-word="false"/>
      <style:text-properties officeooo:rsid="000c6da0" officeooo:paragraph-rsid="000c6da0"/>
    </style:style>
    <style:style style:name="P29" style:family="paragraph" style:parent-style-name="Standard" style:list-style-name="L14">
      <style:paragraph-properties fo:text-align="justify" style:justify-single-word="false"/>
      <style:text-properties officeooo:rsid="000c6da0" officeooo:paragraph-rsid="000c6da0"/>
    </style:style>
    <style:style style:name="P30" style:family="paragraph" style:parent-style-name="Standard" style:list-style-name="L15">
      <style:paragraph-properties fo:text-align="justify" style:justify-single-word="false"/>
      <style:text-properties officeooo:rsid="000c6da0" officeooo:paragraph-rsid="000c6da0"/>
    </style:style>
    <style:style style:name="P31" style:family="paragraph" style:parent-style-name="Standard" style:list-style-name="L16">
      <style:paragraph-properties fo:text-align="justify" style:justify-single-word="false"/>
      <style:text-properties officeooo:rsid="000c6da0" officeooo:paragraph-rsid="000c6da0"/>
    </style:style>
    <style:style style:name="P32" style:family="paragraph" style:parent-style-name="Standard" style:list-style-name="L15">
      <style:paragraph-properties fo:text-align="justify" style:justify-single-word="false"/>
      <style:text-properties officeooo:rsid="000dbb1c" officeooo:paragraph-rsid="000dbb1c"/>
    </style:style>
    <style:style style:name="P33" style:family="paragraph" style:parent-style-name="Standard" style:list-style-name="L17">
      <style:paragraph-properties fo:text-align="justify" style:justify-single-word="false"/>
      <style:text-properties officeooo:rsid="000e8f6b" officeooo:paragraph-rsid="000e8f6b"/>
    </style:style>
    <style:style style:name="P34" style:family="paragraph" style:parent-style-name="Standard" style:list-style-name="L18">
      <style:paragraph-properties fo:text-align="justify" style:justify-single-word="false"/>
      <style:text-properties officeooo:rsid="000e8f6b" officeooo:paragraph-rsid="000e8f6b"/>
    </style:style>
    <style:style style:name="P35" style:family="paragraph" style:parent-style-name="Standard" style:list-style-name="L19">
      <style:paragraph-properties fo:text-align="justify" style:justify-single-word="false"/>
      <style:text-properties officeooo:rsid="000fd8f1" officeooo:paragraph-rsid="000fd8f1"/>
    </style:style>
    <style:style style:name="P36" style:family="paragraph" style:parent-style-name="Standard">
      <style:paragraph-properties fo:text-align="justify" style:justify-single-word="false"/>
      <style:text-properties officeooo:rsid="0010cc32" officeooo:paragraph-rsid="0010cc32"/>
    </style:style>
    <style:style style:name="P37" style:family="paragraph" style:parent-style-name="Standard" style:list-style-name="L20">
      <style:paragraph-properties fo:text-align="justify" style:justify-single-word="false"/>
      <style:text-properties officeooo:rsid="0010cc32" officeooo:paragraph-rsid="0010cc32"/>
    </style:style>
    <style:style style:name="P38" style:family="paragraph" style:parent-style-name="Standard">
      <style:paragraph-properties fo:text-align="justify" style:justify-single-word="false"/>
      <style:text-properties officeooo:rsid="0010cc32" officeooo:paragraph-rsid="00144870"/>
    </style:style>
    <style:style style:name="P39" style:family="paragraph" style:parent-style-name="Standard">
      <style:paragraph-properties fo:text-align="justify" style:justify-single-word="false"/>
      <style:text-properties officeooo:rsid="0010cc32" officeooo:paragraph-rsid="0021f5e3"/>
    </style:style>
    <style:style style:name="P40" style:family="paragraph" style:parent-style-name="Standard" style:list-style-name="L21">
      <style:paragraph-properties fo:text-align="justify" style:justify-single-word="false"/>
      <style:text-properties officeooo:rsid="0012de7b" officeooo:paragraph-rsid="0012de7b"/>
    </style:style>
    <style:style style:name="P41" style:family="paragraph" style:parent-style-name="Standard" style:list-style-name="L23">
      <style:paragraph-properties fo:text-align="justify" style:justify-single-word="false"/>
      <style:text-properties officeooo:rsid="00144870" officeooo:paragraph-rsid="00144870"/>
    </style:style>
    <style:style style:name="P42" style:family="paragraph" style:parent-style-name="Standard" style:list-style-name="L25">
      <style:paragraph-properties fo:text-align="justify" style:justify-single-word="false"/>
      <style:text-properties officeooo:rsid="00144870" officeooo:paragraph-rsid="00144870"/>
    </style:style>
    <style:style style:name="P43" style:family="paragraph" style:parent-style-name="Standard" style:list-style-name="L26">
      <style:paragraph-properties fo:text-align="justify" style:justify-single-word="false"/>
      <style:text-properties officeooo:rsid="00144870" officeooo:paragraph-rsid="00144870"/>
    </style:style>
    <style:style style:name="P44" style:family="paragraph" style:parent-style-name="Standard" style:list-style-name="L27">
      <style:paragraph-properties fo:text-align="justify" style:justify-single-word="false"/>
      <style:text-properties officeooo:rsid="00144870" officeooo:paragraph-rsid="00144870"/>
    </style:style>
    <style:style style:name="P45" style:family="paragraph" style:parent-style-name="Standard" style:list-style-name="L28">
      <style:paragraph-properties fo:text-align="justify" style:justify-single-word="false"/>
      <style:text-properties officeooo:rsid="0014af61" officeooo:paragraph-rsid="0014af61"/>
    </style:style>
    <style:style style:name="P46" style:family="paragraph" style:parent-style-name="Standard" style:list-style-name="L29">
      <style:paragraph-properties fo:text-align="justify" style:justify-single-word="false"/>
      <style:text-properties officeooo:rsid="0014af61" officeooo:paragraph-rsid="0014af61"/>
    </style:style>
    <style:style style:name="P47" style:family="paragraph" style:parent-style-name="Standard" style:list-style-name="L30">
      <style:paragraph-properties fo:text-align="justify" style:justify-single-word="false"/>
      <style:text-properties officeooo:rsid="0014af61" officeooo:paragraph-rsid="0014af61"/>
    </style:style>
    <style:style style:name="P48" style:family="paragraph" style:parent-style-name="Standard" style:list-style-name="L30">
      <style:paragraph-properties fo:text-align="justify" style:justify-single-word="false"/>
      <style:text-properties officeooo:rsid="0014b2aa" officeooo:paragraph-rsid="0014b2aa"/>
    </style:style>
    <style:style style:name="P49" style:family="paragraph" style:parent-style-name="Standard" style:list-style-name="L30">
      <style:paragraph-properties fo:text-align="justify" style:justify-single-word="false"/>
      <style:text-properties officeooo:rsid="00162d56" officeooo:paragraph-rsid="00162d56"/>
    </style:style>
    <style:style style:name="P50" style:family="paragraph" style:parent-style-name="Standard" style:list-style-name="L29">
      <style:paragraph-properties fo:text-align="justify" style:justify-single-word="false"/>
      <style:text-properties officeooo:rsid="00162d56" officeooo:paragraph-rsid="00162d56"/>
    </style:style>
    <style:style style:name="P51" style:family="paragraph" style:parent-style-name="Standard" style:list-style-name="L31">
      <style:paragraph-properties fo:text-align="justify" style:justify-single-word="false"/>
      <style:text-properties officeooo:rsid="00162d56" officeooo:paragraph-rsid="00162d56"/>
    </style:style>
    <style:style style:name="P52" style:family="paragraph" style:parent-style-name="Standard" style:list-style-name="L32">
      <style:paragraph-properties fo:text-align="justify" style:justify-single-word="false"/>
      <style:text-properties officeooo:rsid="00162d56" officeooo:paragraph-rsid="00162d56"/>
    </style:style>
    <style:style style:name="P53" style:family="paragraph" style:parent-style-name="Standard" style:list-style-name="L36">
      <style:paragraph-properties fo:text-align="justify" style:justify-single-word="false"/>
      <style:text-properties officeooo:rsid="00162d56" officeooo:paragraph-rsid="00162d56"/>
    </style:style>
    <style:style style:name="P54" style:family="paragraph" style:parent-style-name="Standard" style:list-style-name="L38">
      <style:paragraph-properties fo:text-align="justify" style:justify-single-word="false"/>
      <style:text-properties officeooo:rsid="00162d56" officeooo:paragraph-rsid="00162d56"/>
    </style:style>
    <style:style style:name="P55" style:family="paragraph" style:parent-style-name="Standard" style:list-style-name="L37">
      <style:paragraph-properties fo:text-align="justify" style:justify-single-word="false"/>
      <style:text-properties officeooo:rsid="00162d56" officeooo:paragraph-rsid="00162d56"/>
    </style:style>
    <style:style style:name="P56" style:family="paragraph" style:parent-style-name="Standard" style:list-style-name="L39">
      <style:paragraph-properties fo:text-align="justify" style:justify-single-word="false"/>
      <style:text-properties officeooo:rsid="0017fbaf" officeooo:paragraph-rsid="0017fbaf"/>
    </style:style>
    <style:style style:name="P57" style:family="paragraph" style:parent-style-name="Standard" style:list-style-name="L40">
      <style:paragraph-properties fo:text-align="justify" style:justify-single-word="false"/>
      <style:text-properties officeooo:rsid="0017fbaf" officeooo:paragraph-rsid="0017fbaf"/>
    </style:style>
    <style:style style:name="P58" style:family="paragraph" style:parent-style-name="Standard" style:list-style-name="L41">
      <style:paragraph-properties fo:text-align="justify" style:justify-single-word="false"/>
      <style:text-properties officeooo:rsid="0017fbaf" officeooo:paragraph-rsid="0017fbaf"/>
    </style:style>
    <style:style style:name="P59" style:family="paragraph" style:parent-style-name="Standard" style:list-style-name="L42">
      <style:paragraph-properties fo:text-align="justify" style:justify-single-word="false"/>
      <style:text-properties officeooo:rsid="0018de1e" officeooo:paragraph-rsid="0018de1e"/>
    </style:style>
    <style:style style:name="P60" style:family="paragraph" style:parent-style-name="Standard" style:list-style-name="L43">
      <style:paragraph-properties fo:text-align="justify" style:justify-single-word="false"/>
      <style:text-properties officeooo:rsid="00198a03" officeooo:paragraph-rsid="00198a03"/>
    </style:style>
    <style:style style:name="P61" style:family="paragraph" style:parent-style-name="Standard" style:list-style-name="L45">
      <style:paragraph-properties fo:text-align="justify" style:justify-single-word="false"/>
      <style:text-properties officeooo:rsid="001a801c" officeooo:paragraph-rsid="001a801c"/>
    </style:style>
    <style:style style:name="P62" style:family="paragraph" style:parent-style-name="Standard" style:list-style-name="L46">
      <style:paragraph-properties fo:text-align="justify" style:justify-single-word="false"/>
      <style:text-properties officeooo:rsid="001a801c" officeooo:paragraph-rsid="001c718d"/>
    </style:style>
    <style:style style:name="P63" style:family="paragraph" style:parent-style-name="Standard" style:list-style-name="L45">
      <style:paragraph-properties fo:text-align="justify" style:justify-single-word="false"/>
      <style:text-properties officeooo:rsid="001c718d" officeooo:paragraph-rsid="001c718d"/>
    </style:style>
    <style:style style:name="P64" style:family="paragraph" style:parent-style-name="Standard" style:list-style-name="L47">
      <style:paragraph-properties fo:text-align="justify" style:justify-single-word="false"/>
      <style:text-properties officeooo:rsid="001c718d" officeooo:paragraph-rsid="001c718d"/>
    </style:style>
    <style:style style:name="P65" style:family="paragraph" style:parent-style-name="Standard" style:list-style-name="L48">
      <style:paragraph-properties fo:text-align="justify" style:justify-single-word="false"/>
      <style:text-properties officeooo:rsid="001c718d" officeooo:paragraph-rsid="001c718d"/>
    </style:style>
    <style:style style:name="P66" style:family="paragraph" style:parent-style-name="Standard" style:list-style-name="L49">
      <style:paragraph-properties fo:text-align="justify" style:justify-single-word="false"/>
      <style:text-properties officeooo:rsid="001dbba9" officeooo:paragraph-rsid="001dbba9"/>
    </style:style>
    <style:style style:name="P67" style:family="paragraph" style:parent-style-name="Standard" style:list-style-name="L49">
      <style:paragraph-properties fo:text-align="justify" style:justify-single-word="false"/>
      <style:text-properties officeooo:rsid="001dbba9" officeooo:paragraph-rsid="001ecbc1"/>
    </style:style>
    <style:style style:name="P68" style:family="paragraph" style:parent-style-name="Standard" style:list-style-name="L52">
      <style:paragraph-properties fo:text-align="justify" style:justify-single-word="false"/>
      <style:text-properties officeooo:rsid="001ecbc1" officeooo:paragraph-rsid="001ecbc1"/>
    </style:style>
    <style:style style:name="P69" style:family="paragraph" style:parent-style-name="Standard" style:list-style-name="L45">
      <style:paragraph-properties fo:text-align="justify" style:justify-single-word="false"/>
      <style:text-properties officeooo:rsid="001ecbc1" officeooo:paragraph-rsid="001ecbc1"/>
    </style:style>
    <style:style style:name="P70" style:family="paragraph" style:parent-style-name="Standard" style:list-style-name="L50">
      <style:paragraph-properties fo:text-align="justify" style:justify-single-word="false"/>
      <style:text-properties officeooo:rsid="001ecbc1" officeooo:paragraph-rsid="001ecbc1"/>
    </style:style>
    <style:style style:name="P71" style:family="paragraph" style:parent-style-name="Standard" style:list-style-name="L50">
      <style:paragraph-properties fo:text-align="justify" style:justify-single-word="false"/>
      <style:text-properties officeooo:rsid="001ecbc1" officeooo:paragraph-rsid="0021620c"/>
    </style:style>
    <style:style style:name="P72" style:family="paragraph" style:parent-style-name="Standard" style:list-style-name="L50">
      <style:paragraph-properties fo:text-align="justify" style:justify-single-word="false"/>
      <style:text-properties officeooo:rsid="002056ed" officeooo:paragraph-rsid="002056ed"/>
    </style:style>
    <style:style style:name="P73" style:family="paragraph" style:parent-style-name="Standard" style:list-style-name="L56">
      <style:paragraph-properties fo:text-align="justify" style:justify-single-word="false"/>
      <style:text-properties officeooo:rsid="002056ed" officeooo:paragraph-rsid="002056ed"/>
    </style:style>
    <style:style style:name="P74" style:family="paragraph" style:parent-style-name="Standard" style:list-style-name="L57">
      <style:paragraph-properties fo:text-align="justify" style:justify-single-word="false"/>
      <style:text-properties officeooo:rsid="002056ed" officeooo:paragraph-rsid="002056ed"/>
    </style:style>
    <style:style style:name="P75" style:family="paragraph" style:parent-style-name="Standard" style:list-style-name="L50">
      <style:paragraph-properties fo:text-align="justify" style:justify-single-word="false"/>
      <style:text-properties officeooo:rsid="00214bfc" officeooo:paragraph-rsid="0021620c"/>
    </style:style>
    <style:style style:name="P76" style:family="paragraph" style:parent-style-name="Standard" style:list-style-name="L58">
      <style:paragraph-properties fo:text-align="justify" style:justify-single-word="false"/>
      <style:text-properties officeooo:rsid="0021f5e3" officeooo:paragraph-rsid="0021f5e3"/>
    </style:style>
    <style:style style:name="P77" style:family="paragraph" style:parent-style-name="Standard" style:list-style-name="L59">
      <style:paragraph-properties fo:text-align="justify" style:justify-single-word="false"/>
      <style:text-properties officeooo:rsid="0021f5e3" officeooo:paragraph-rsid="0021f5e3"/>
    </style:style>
    <style:style style:name="P78" style:family="paragraph" style:parent-style-name="Standard" style:list-style-name="L60">
      <style:paragraph-properties fo:text-align="justify" style:justify-single-word="false"/>
      <style:text-properties officeooo:rsid="002200c9" officeooo:paragraph-rsid="002200c9"/>
    </style:style>
    <style:style style:name="P79" style:family="paragraph" style:parent-style-name="Standard" style:list-style-name="L58">
      <style:paragraph-properties fo:text-align="justify" style:justify-single-word="false"/>
      <style:text-properties officeooo:rsid="002200c9" officeooo:paragraph-rsid="002200c9"/>
    </style:style>
    <style:style style:name="P80" style:family="paragraph" style:parent-style-name="Standard" style:list-style-name="L61">
      <style:paragraph-properties fo:text-align="justify" style:justify-single-word="false"/>
      <style:text-properties officeooo:rsid="002200c9" officeooo:paragraph-rsid="002200c9"/>
    </style:style>
    <style:style style:name="P81" style:family="paragraph" style:parent-style-name="Standard" style:list-style-name="L61">
      <style:paragraph-properties fo:text-align="justify" style:justify-single-word="false"/>
      <style:text-properties officeooo:rsid="0023991b" officeooo:paragraph-rsid="0023991b"/>
    </style:style>
    <style:style style:name="P82" style:family="paragraph" style:parent-style-name="Standard" style:list-style-name="L62">
      <style:paragraph-properties fo:text-align="justify" style:justify-single-word="false"/>
      <style:text-properties officeooo:rsid="0023991b" officeooo:paragraph-rsid="0023991b"/>
    </style:style>
    <style:style style:name="P83" style:family="paragraph" style:parent-style-name="Standard" style:list-style-name="L63">
      <style:paragraph-properties fo:text-align="justify" style:justify-single-word="false"/>
      <style:text-properties officeooo:rsid="0023991b" officeooo:paragraph-rsid="0023991b"/>
    </style:style>
    <style:style style:name="P84" style:family="paragraph" style:parent-style-name="Standard" style:list-style-name="L64">
      <style:paragraph-properties fo:text-align="justify" style:justify-single-word="false"/>
      <style:text-properties officeooo:rsid="0023991b" officeooo:paragraph-rsid="0023991b"/>
    </style:style>
    <style:style style:name="P85" style:family="paragraph" style:parent-style-name="Standard" style:list-style-name="L65">
      <style:paragraph-properties fo:text-align="justify" style:justify-single-word="false"/>
      <style:text-properties officeooo:rsid="0023991b" officeooo:paragraph-rsid="0023991b"/>
    </style:style>
    <style:style style:name="P86" style:family="paragraph" style:parent-style-name="Standard" style:list-style-name="L66">
      <style:paragraph-properties fo:text-align="justify" style:justify-single-word="false"/>
      <style:text-properties officeooo:rsid="0023991b" officeooo:paragraph-rsid="0023991b"/>
    </style:style>
    <style:style style:name="P87" style:family="paragraph" style:parent-style-name="Standard" style:list-style-name="L66">
      <style:paragraph-properties fo:text-align="justify" style:justify-single-word="false"/>
      <style:text-properties officeooo:rsid="0024d7ee" officeooo:paragraph-rsid="0024d7ee"/>
    </style:style>
    <style:style style:name="P88" style:family="paragraph" style:parent-style-name="Standard" style:list-style-name="L67">
      <style:paragraph-properties fo:text-align="justify" style:justify-single-word="false"/>
      <style:text-properties officeooo:rsid="00257629" officeooo:paragraph-rsid="0025bb7a"/>
    </style:style>
    <style:style style:name="P89" style:family="paragraph" style:parent-style-name="Standard" style:list-style-name="L67">
      <style:paragraph-properties fo:text-align="justify" style:justify-single-word="false"/>
      <style:text-properties officeooo:rsid="0025bb7a" officeooo:paragraph-rsid="0025bb7a"/>
    </style:style>
    <style:style style:name="P90" style:family="paragraph" style:parent-style-name="Standard" style:list-style-name="L68">
      <style:paragraph-properties fo:text-align="justify" style:justify-single-word="false"/>
      <style:text-properties officeooo:rsid="0026c8de" officeooo:paragraph-rsid="0026c8de"/>
    </style:style>
    <style:style style:name="P91" style:family="paragraph" style:parent-style-name="Standard" style:list-style-name="L68">
      <style:paragraph-properties fo:text-align="justify" style:justify-single-word="false"/>
      <style:text-properties officeooo:rsid="0027c9f2" officeooo:paragraph-rsid="0027c9f2"/>
    </style:style>
    <style:style style:name="T1" style:family="text">
      <style:text-properties officeooo:rsid="000aa2d4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2a73a"/>
    </style:style>
    <style:style style:name="T5" style:family="text">
      <style:text-properties officeooo:rsid="00144870"/>
    </style:style>
    <style:style style:name="T6" style:family="text">
      <style:text-properties officeooo:rsid="0014af61"/>
    </style:style>
    <style:style style:name="T7" style:family="text">
      <style:text-properties officeooo:rsid="00162d56"/>
    </style:style>
    <style:style style:name="T8" style:family="text">
      <style:text-properties officeooo:rsid="001c718d"/>
    </style:style>
    <style:style style:name="T9" style:family="text">
      <style:text-properties officeooo:rsid="001dbba9"/>
    </style:style>
    <style:style style:name="T10" style:family="text">
      <style:text-properties officeooo:rsid="001ecbc1"/>
    </style:style>
    <style:style style:name="T11" style:family="text">
      <style:text-properties officeooo:rsid="0025bb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-code/planning for Final Project</text:p>
      <text:p text:style-name="P1">Andriy Zasypkin</text:p>
      <text:p text:style-name="P2"/>
      <text:p text:style-name="P2">AsteroidDriver</text:p>
      <text:list xml:id="list8937066564930496666" text:style-name="L1">
        <text:list-item>
          <text:p text:style-name="P3">start(Stage):</text:p>
        </text:list-item>
      </text:list>
      <text:list xml:id="list8322003529700332989" text:style-name="L2">
        <text:list-item>
          <text:list>
            <text:list-item>
              <text:p text:style-name="P9"><text:span text:style-name="T1">create panes and scene for</text:span></text:p>
            </text:list-item>
          </text:list>
        </text:list-item>
      </text:list>
      <text:list xml:id="list4601677412133343725" text:style-name="L5">
        <text:list-item>
          <text:list>
            <text:list-item>
              <text:list>
                <text:list-item>
                  <text:p text:style-name="P10"><text:span text:style-name="T1">game</text:span></text:p>
                </text:list-item>
                <text:list-item>
                  <text:p text:style-name="P5">scores</text:p>
                </text:list-item>
                <text:list-item>
                  <text:p text:style-name="P5">menu</text:p>
                </text:list-item>
              </text:list>
            </text:list-item>
          </text:list>
        </text:list-item>
      </text:list>
      <text:list xml:id="list92856012242556" text:continue-list="list8322003529700332989" text:style-name="L2">
        <text:list-item>
          <text:list>
            <text:list-item>
              <text:p text:style-name="P4">store ref. to main stage</text:p>
            </text:list-item>
            <text:list-item>
              <text:p text:style-name="P4">load files</text:p>
            </text:list-item>
            <text:list-item>
              <text:p text:style-name="P25">attach keyboard listeners</text:p>
            </text:list-item>
            <text:list-item>
              <text:p text:style-name="P4">create scene switcher object</text:p>
            </text:list-item>
            <text:list-item>
              <text:p text:style-name="P25">switch to main menu</text:p>
            </text:list-item>
          </text:list>
        </text:list-item>
      </text:list>
      <text:list xml:id="list6107771803192665806" text:style-name="L6">
        <text:list-item>
          <text:p text:style-name="P6">switcher(String):</text:p>
        </text:list-item>
      </text:list>
      <text:list xml:id="list5351642490457345234" text:style-name="L7">
        <text:list-item>
          <text:list>
            <text:list-item>
              <text:p text:style-name="P7">conditional using string – string could contain:</text:p>
            </text:list-item>
          </text:list>
        </text:list-item>
      </text:list>
      <text:list xml:id="list1092588599474761019" text:style-name="L11">
        <text:list-item>
          <text:list>
            <text:list-item>
              <text:list>
                <text:list-item>
                  <text:p text:style-name="P12"><text:span text:style-name="T1">game</text:span></text:p>
                </text:list-item>
              </text:list>
            </text:list-item>
          </text:list>
        </text:list-item>
      </text:list>
      <text:list xml:id="list1255447403366529336" text:style-name="L10">
        <text:list-item>
          <text:list>
            <text:list-item>
              <text:list>
                <text:list-item>
                  <text:p text:style-name="P8">scores</text:p>
                </text:list-item>
              </text:list>
            </text:list-item>
          </text:list>
        </text:list-item>
      </text:list>
      <text:list xml:id="list6457723487234199993" text:style-name="L9">
        <text:list-item>
          <text:list>
            <text:list-item>
              <text:list>
                <text:list-item>
                  <text:p text:style-name="P11"><text:span text:style-name="T1">menu</text:span></text:p>
                </text:list-item>
              </text:list>
            </text:list-item>
          </text:list>
        </text:list-item>
      </text:list>
      <text:list xml:id="list92855966084480" text:continue-list="list5351642490457345234" text:style-name="L7">
        <text:list-item>
          <text:list>
            <text:list-item>
              <text:p text:style-name="P23">set scene associated with string to main stage</text:p>
            </text:list-item>
          </text:list>
        </text:list-item>
      </text:list>
      <text:p text:style-name="P24"/>
      <text:p text:style-name="P36">Switcher – <text:span text:style-name="T4">interface</text:span></text:p>
      <text:list xml:id="list304366687337224016" text:style-name="L21">
        <text:list-item>
          <text:p text:style-name="P40">switchTo</text:p>
          <text:list>
            <text:list-item>
              <text:p text:style-name="P40">not defined here</text:p>
            </text:list-item>
            <text:list-item>
              <text:p text:style-name="P40">used to pass the switcher from AsteroidDriver to the panes</text:p>
            </text:list-item>
          </text:list>
        </text:list-item>
      </text:list>
      <text:p text:style-name="P36"/>
      <text:p text:style-name="P38">MenuPane</text:p>
      <text:list xml:id="list8186145722820685584" text:style-name="L23">
        <text:list-item>
          <text:p text:style-name="P41">add button</text:p>
        </text:list-item>
      </text:list>
      <text:list xml:id="list189320809050376855" text:style-name="L25">
        <text:list-item>
          <text:list>
            <text:list-item>
              <text:p text:style-name="P42">text<text:tab/>"Start Game"</text:p>
            </text:list-item>
            <text:list-item>
              <text:p text:style-name="P15"><text:span text:style-name="T5">action<text:tab/>switcher.switchTo("game")</text:span></text:p>
            </text:list-item>
          </text:list>
        </text:list-item>
      </text:list>
      <text:list xml:id="list92855705457628" text:continue-list="list8186145722820685584" text:style-name="L23">
        <text:list-item>
          <text:p text:style-name="P41">add button</text:p>
        </text:list-item>
      </text:list>
      <text:list xml:id="list6594174548057202905" text:style-name="L26">
        <text:list-item>
          <text:list>
            <text:list-item>
              <text:p text:style-name="P43">text<text:tab/>"Scores"</text:p>
            </text:list-item>
            <text:list-item>
              <text:p text:style-name="P14"><text:span text:style-name="T5">action<text:tab/>switcher.switchTo("scores")</text:span></text:p>
            </text:list-item>
          </text:list>
        </text:list-item>
      </text:list>
      <text:list xml:id="list92857187886866" text:continue-list="list92855705457628" text:style-name="L23">
        <text:list-item>
          <text:p text:style-name="P41">add button</text:p>
        </text:list-item>
      </text:list>
      <text:list xml:id="list3065168656080039863" text:style-name="L27">
        <text:list-item>
          <text:list>
            <text:list-item>
              <text:p text:style-name="P44">text<text:tab/>"Exit"</text:p>
            </text:list-item>
            <text:list-item>
              <text:p text:style-name="P13"><text:span text:style-name="T5">action<text:tab/>Sys.exit</text:span></text:p>
            </text:list-item>
          </text:list>
        </text:list-item>
      </text:list>
      <text:p text:style-name="P36"/>
      <text:p text:style-name="P36">Score<text:span text:style-name="T6">s</text:span>Pane</text:p>
      <text:list xml:id="list3518728157016608313" text:style-name="L28">
        <text:list-item>
          <text:p text:style-name="P45">Pane setup</text:p>
        </text:list-item>
      </text:list>
      <text:list xml:id="list773297794340117899" text:style-name="L30">
        <text:list-item>
          <text:p text:style-name="P47">load scores</text:p>
        </text:list-item>
        <text:list-item>
          <text:p text:style-name="P47">for each score</text:p>
          <text:list>
            <text:list-item>
              <text:p text:style-name="P47">if name present</text:p>
              <text:list>
                <text:list-item>
                  <text:p text:style-name="P48">add name label</text:p>
                </text:list-item>
              </text:list>
            </text:list-item>
            <text:list-item>
              <text:p text:style-name="P47">else</text:p>
              <text:list>
                <text:list-item>
                  <text:p text:style-name="P48">add text box and button</text:p>
                </text:list-item>
                <text:list-item>
                  <text:p text:style-name="P48">attach button to lambda function:</text:p>
                  <text:list>
                    <text:list-item>
                      <text:p text:style-name="P48">read name from text box</text:p>
                    </text:list-item>
                    <text:list-item>
                      <text:p text:style-name="P48">if not empty:</text:p>
                      <text:list>
                        <text:list-item>
                          <text:p text:style-name="P48">save scores attaching name to score associated with that row</text:p>
                        </text:list-item>
                        <text:list-item>
                          <text:p text:style-name="P49">remove button and text box</text:p>
                        </text:list-item>
                        <text:list-item>
                          <text:p text:style-name="P49">add label in place of text bo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<text:soft-page-break/>add score label</text:p>
            </text:list-item>
            <text:list-item>
              <text:p text:style-name="P47">add date label</text:p>
            </text:list-item>
          </text:list>
        </text:list-item>
      </text:list>
      <text:list xml:id="list92857300247082" text:continue-list="list3518728157016608313" text:style-name="L28">
        <text:list-item>
          <text:p text:style-name="P45">save(long score)</text:p>
        </text:list-item>
      </text:list>
      <text:list xml:id="list7275491941981544706" text:style-name="L32">
        <text:list-item>
          <text:list>
            <text:list-item>
              <text:p text:style-name="P16"><text:span text:style-name="T7">list = load scores</text:span></text:p>
            </text:list-item>
            <text:list-item>
              <text:p text:style-name="P52">if score &gt; last score in list</text:p>
            </text:list-item>
            <text:list-item>
              <text:p text:style-name="P52">insort(using loop) score into list</text:p>
            </text:list-item>
          </text:list>
        </text:list-item>
      </text:list>
      <text:list xml:id="list2397301590014308643" text:style-name="L35">
        <text:list-item>
          <text:list>
            <text:list-item>
              <text:list>
                <text:list-item>
                  <text:p text:style-name="P18"><text:span text:style-name="T7">current date</text:span></text:p>
                </text:list-item>
              </text:list>
            </text:list-item>
          </text:list>
        </text:list-item>
      </text:list>
      <text:list xml:id="list1778995705699511388" text:style-name="L34">
        <text:list-item>
          <text:list>
            <text:list-item>
              <text:list>
                <text:list-item>
                  <text:p text:style-name="P17"><text:span text:style-name="T7">no name</text:span></text:p>
                </text:list-item>
              </text:list>
            </text:list-item>
          </text:list>
        </text:list-item>
      </text:list>
      <text:list xml:id="list92855714872743" text:continue-list="list7275491941981544706" text:style-name="L32">
        <text:list-item>
          <text:list>
            <text:list-item>
              <text:p text:style-name="P52">save(list)</text:p>
            </text:list-item>
          </text:list>
        </text:list-item>
      </text:list>
      <text:list xml:id="list92855404923328" text:continue-list="list92857300247082" text:style-name="L28">
        <text:list-item>
          <text:p text:style-name="P45">save(list scores)</text:p>
        </text:list-item>
      </text:list>
      <text:list xml:id="list4429607705544410189" text:style-name="L31">
        <text:list-item>
          <text:list>
            <text:list-item>
              <text:p text:style-name="P51">open file(override)</text:p>
            </text:list-item>
            <text:list-item>
              <text:p text:style-name="P51">for each score in scores list:</text:p>
              <text:list>
                <text:list-item>
                  <text:p text:style-name="P51">write score, date, and name to file</text:p>
                </text:list-item>
              </text:list>
            </text:list-item>
          </text:list>
        </text:list-item>
      </text:list>
      <text:list xml:id="list92855472947584" text:continue-list="list92855404923328" text:style-name="L28">
        <text:list-item>
          <text:p text:style-name="P45">load</text:p>
        </text:list-item>
      </text:list>
      <text:list xml:id="list331242285194717392" text:style-name="L29">
        <text:list-item>
          <text:list>
            <text:list-item>
              <text:p text:style-name="P46">open file</text:p>
            </text:list-item>
            <text:list-item>
              <text:p text:style-name="P50">create list</text:p>
            </text:list-item>
            <text:list-item>
              <text:p text:style-name="P50">while EOF not reached</text:p>
              <text:list>
                <text:list-item>
                  <text:p text:style-name="P50">add score(name, date, and score) to list</text:p>
                </text:list-item>
              </text:list>
            </text:list-item>
            <text:list-item>
              <text:p text:style-name="P50">return list of scores</text:p>
            </text:list-item>
          </text:list>
        </text:list-item>
      </text:list>
      <text:p text:style-name="P36"/>
      <text:p text:style-name="P36">GamePane</text:p>
      <text:list xml:id="list4680284341593353248" text:style-name="L58">
        <text:list-item>
          <text:p text:style-name="P76">constructor</text:p>
        </text:list-item>
      </text:list>
      <text:list xml:id="list1864291682215797805" text:style-name="L59">
        <text:list-item>
          <text:list>
            <text:list-item>
              <text:p text:style-name="P77">create ship, astroid list, and other objects</text:p>
            </text:list-item>
            <text:list-item>
              <text:p text:style-name="P77">reset all objects</text:p>
            </text:list-item>
            <text:list-item>
              <text:p text:style-name="P77">start GameTimer</text:p>
            </text:list-item>
          </text:list>
        </text:list-item>
      </text:list>
      <text:list xml:id="list92857172415626" text:continue-list="list4680284341593353248" text:style-name="L58">
        <text:list-item>
          <text:p text:style-name="P76">reset</text:p>
          <text:list>
            <text:list-item>
              <text:p text:style-name="P79">call at start of game(NOT level)</text:p>
            </text:list-item>
          </text:list>
        </text:list-item>
      </text:list>
      <text:list xml:id="list6002146103469885023" text:style-name="L60">
        <text:list-item>
          <text:list>
            <text:list-item>
              <text:p text:style-name="P78">put all GameObjects back where they belong</text:p>
            </text:list-item>
            <text:list-item>
              <text:p text:style-name="P78">retset score</text:p>
            </text:list-item>
          </text:list>
        </text:list-item>
      </text:list>
      <text:list xml:id="list92855889796725" text:continue-list="list92857172415626" text:style-name="L58">
        <text:list-item>
          <text:p text:style-name="P76">move</text:p>
        </text:list-item>
      </text:list>
      <text:list xml:id="list2066553511543632562" text:style-name="L62">
        <text:list-item>
          <text:list>
            <text:list-item>
              <text:p text:style-name="P82">calculate player dy and dx using accel and trig</text:p>
            </text:list-item>
            <text:list-item>
              <text:p text:style-name="P82">add current dy and dx to calculated dy and dx</text:p>
            </text:list-item>
            <text:list-item>
              <text:p text:style-name="P82">check that player is not moving too fast</text:p>
            </text:list-item>
            <text:list-item>
              <text:p text:style-name="P82">set player dy and dx</text:p>
            </text:list-item>
            <text:list-item>
              <text:p text:style-name="P82">tell player to move</text:p>
            </text:list-item>
          </text:list>
        </text:list-item>
      </text:list>
      <text:list xml:id="list92856227295286" text:continue-list="list92855889796725" text:style-name="L58">
        <text:list-item>
          <text:p text:style-name="P76">reload</text:p>
        </text:list-item>
      </text:list>
      <text:list xml:id="list38570163199493897" text:style-name="L66">
        <text:list-item>
          <text:list>
            <text:list-item>
              <text:p text:style-name="P86">change timer that checks if player can fire</text:p>
            </text:list-item>
            <text:list-item>
              <text:p text:style-name="P87">if timer exceeds a value</text:p>
              <text:list>
                <text:list-item>
                  <text:p text:style-name="P87">canFire = true</text:p>
                </text:list-item>
              </text:list>
            </text:list-item>
          </text:list>
        </text:list-item>
      </text:list>
      <text:list xml:id="list92855854579364" text:continue-list="list92856227295286" text:style-name="L58">
        <text:list-item>
          <text:p text:style-name="P76">nextLevel</text:p>
          <text:list>
            <text:list-item>
              <text:p text:style-name="P79">call at start of level</text:p>
            </text:list-item>
          </text:list>
        </text:list-item>
      </text:list>
      <text:list xml:id="list6125194259631542692" text:style-name="L61">
        <text:list-item>
          <text:list>
            <text:list-item>
              <text:p text:style-name="P80">increase level</text:p>
            </text:list-item>
            <text:list-item>
              <text:p text:style-name="P80">add score bonus</text:p>
            </text:list-item>
            <text:list-item>
              <text:p text:style-name="P80">create new astroids</text:p>
            </text:list-item>
            <text:list-item>
              <text:p text:style-name="P81">put player back in the center</text:p>
            </text:list-item>
          </text:list>
        </text:list-item>
      </text:list>
      <text:list xml:id="list92857190079655" text:continue-list="list92855854579364" text:style-name="L58">
        <text:list-item>
          <text:p text:style-name="P76">endGame</text:p>
        </text:list-item>
      </text:list>
      <text:list xml:id="list9045025336355182602" text:style-name="L67">
        <text:list-item>
          <text:list>
            <text:list-item>
              <text:p text:style-name="P88">s<text:span text:style-name="T11">top timer</text:span></text:p>
            </text:list-item>
            <text:list-item>
              <text:p text:style-name="P88"><text:span text:style-name="T11">s</text:span>ave score</text:p>
            </text:list-item>
            <text:list-item>
              <text:p text:style-name="P89">switch to score pane</text:p>
            </text:list-item>
          </text:list>
        </text:list-item>
      </text:list>
      <text:list xml:id="list92857112816731" text:continue-list="list92857190079655" text:style-name="L58">
        <text:list-item>
          <text:p text:style-name="P76">crash</text:p>
        </text:list-item>
      </text:list>
      <text:list xml:id="list8576387565504386053" text:style-name="L65">
        <text:list-item>
          <text:list>
            <text:list-item>
              <text:p text:style-name="P85">take away a life</text:p>
            </text:list-item>
            <text:list-item>
              <text:p text:style-name="P85"><text:soft-page-break/>if 0 left</text:p>
              <text:list>
                <text:list-item>
                  <text:p text:style-name="P85">endGame()</text:p>
                </text:list-item>
              </text:list>
            </text:list-item>
            <text:list-item>
              <text:p text:style-name="P85">remove asteroid</text:p>
            </text:list-item>
            <text:list-item>
              <text:p text:style-name="P85">reset player to center</text:p>
            </text:list-item>
            <text:list-item>
              <text:p text:style-name="P85">ensure that no asteroids are of the player now</text:p>
              <text:list>
                <text:list-item>
                  <text:p text:style-name="P85">move until no longer on player if there are any</text:p>
                </text:list-item>
              </text:list>
            </text:list-item>
          </text:list>
        </text:list-item>
      </text:list>
      <text:list xml:id="list92856657350720" text:continue-list="list92857112816731" text:style-name="L58">
        <text:list-item>
          <text:p text:style-name="P76">onKeyPress</text:p>
        </text:list-item>
      </text:list>
      <text:list xml:id="list6477959648584779952" text:style-name="L63">
        <text:list-item>
          <text:list>
            <text:list-item>
              <text:p text:style-name="P83">depending on key that was pressed</text:p>
              <text:list>
                <text:list-item>
                  <text:p text:style-name="P83">set accel</text:p>
                </text:list-item>
                <text:list-item>
                  <text:p text:style-name="P83">set spin</text:p>
                </text:list-item>
                <text:list-item>
                  <text:p text:style-name="P83">fire a shot</text:p>
                </text:list-item>
              </text:list>
            </text:list-item>
          </text:list>
        </text:list-item>
      </text:list>
      <text:list xml:id="list92856194272632" text:continue-list="list92856657350720" text:style-name="L58">
        <text:list-item>
          <text:p text:style-name="P76">onKeyRelease</text:p>
        </text:list-item>
      </text:list>
      <text:list xml:id="list8294413562951834642" text:style-name="L64">
        <text:list-item>
          <text:list>
            <text:list-item>
              <text:p text:style-name="P84">depending on key that was released</text:p>
              <text:list>
                <text:list-item>
                  <text:p text:style-name="P84">reset accel</text:p>
                </text:list-item>
                <text:list-item>
                  <text:p text:style-name="P84">reset spin</text:p>
                </text:list-item>
              </text:list>
            </text:list-item>
          </text:list>
        </text:list-item>
      </text:list>
      <text:list xml:id="list92857447119568" text:continue-list="list92856194272632" text:style-name="L58">
        <text:list-item>
          <text:p text:style-name="P76">GameTimer.handle</text:p>
        </text:list-item>
      </text:list>
      <text:list xml:id="list5395988234513356009" text:style-name="L68">
        <text:list-item>
          <text:list>
            <text:list-item>
              <text:p text:style-name="P90">move player</text:p>
            </text:list-item>
            <text:list-item>
              <text:p text:style-name="P90">for each bullet:</text:p>
              <text:list>
                <text:list-item>
                  <text:p text:style-name="P90">move bullet</text:p>
                </text:list-item>
              </text:list>
            </text:list-item>
            <text:list-item>
              <text:p text:style-name="P90">change info text(score, lives, level)</text:p>
            </text:list-item>
            <text:list-item>
              <text:p text:style-name="P90">if 0 asteroids on field</text:p>
              <text:list>
                <text:list-item>
                  <text:p text:style-name="P90">nextLevel()</text:p>
                </text:list-item>
              </text:list>
            </text:list-item>
            <text:list-item>
              <text:p text:style-name="P90">if lives &lt;= 0</text:p>
              <text:list>
                <text:list-item>
                  <text:p text:style-name="P90">endGame</text:p>
                </text:list-item>
              </text:list>
            </text:list-item>
            <text:list-item>
              <text:p text:style-name="P91">for each asteroid:</text:p>
              <text:list>
                <text:list-item>
                  <text:p text:style-name="P91">move</text:p>
                </text:list-item>
                <text:list-item>
                  <text:p text:style-name="P91">if asteroid.colided(player)</text:p>
                  <text:list>
                    <text:list-item>
                      <text:p text:style-name="P91">crash()</text:p>
                    </text:list-item>
                  </text:list>
                </text:list-item>
                <text:list-item>
                  <text:p text:style-name="P91">for each bullet:</text:p>
                  <text:list>
                    <text:list-item>
                      <text:p text:style-name="P91">if asteroid.colided(bullet)</text:p>
                      <text:list>
                        <text:list-item>
                          <text:p text:style-name="P91">score += asteroid.getPoints</text:p>
                        </text:list-item>
                        <text:list-item>
                          <text:p text:style-name="P91">remove bullet</text:p>
                        </text:list-item>
                        <text:list-item>
                          <text:p text:style-name="P91">remove asteroid</text:p>
                        </text:list-item>
                        <text:list-item>
                          <text:p text:style-name="P91">add debris(if any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9">GameObject – <text:span text:style-name="T4">abstract</text:span></text:p>
      <text:list xml:id="list6535134752296990904" text:style-name="L45">
        <text:list-item>
          <text:p text:style-name="P61">notes</text:p>
          <text:list>
            <text:list-item>
              <text:p text:style-name="P61">4 shapes are used for this so that when an object wraps arround, it appears on all parts of the screen that it needs to</text:p>
            </text:list-item>
            <text:list-item>
              <text:p text:style-name="P61">technically 9 objects are needed(1 center, 4 per side, 4 per diagonal)</text:p>
              <text:list>
                <text:list-item>
                  <text:p text:style-name="P61">however only 4(or less) can ever be shown at a time(1 center, 2 sides, 1 diagonal)</text:p>
                </text:list-item>
              </text:list>
            </text:list-item>
          </text:list>
        </text:list-item>
        <text:list-item>
          <text:p text:style-name="P61">constructors</text:p>
        </text:list-item>
      </text:list>
      <text:list xml:id="list3603327819927249035" text:style-name="L46">
        <text:list-item>
          <text:list>
            <text:list-item>
              <text:p text:style-name="P62">set instance variables</text:p>
            </text:list-item>
            <text:list-item>
              <text:p text:style-name="P62">create shapes</text:p>
            </text:list-item>
          </text:list>
        </text:list-item>
      </text:list>
      <text:list xml:id="list92855819720071" text:continue-list="list6535134752296990904" text:style-name="L45">
        <text:list-item>
          <text:p text:style-name="P61">add<text:span text:style-name="T8">(pane)</text:span></text:p>
          <text:list>
            <text:list-item>
              <text:p text:style-name="P63">add all 4 shapes to pane</text:p>
            </text:list-item>
          </text:list>
        </text:list-item>
        <text:list-item>
          <text:p text:style-name="P61">remove<text:span text:style-name="T8">(pane)</text:span></text:p>
        </text:list-item>
      </text:list>
      <text:list xml:id="list8132712275707986220" text:style-name="L47">
        <text:list-item>
          <text:list>
            <text:list-item>
              <text:p text:style-name="P64">remove all 4 shapes from pane</text:p>
            </text:list-item>
          </text:list>
        </text:list-item>
      </text:list>
      <text:list xml:id="list92855523591485" text:continue-list="list92855819720071" text:style-name="L45">
        <text:list-item>
          <text:p text:style-name="P63">mutator and accessor methods</text:p>
          <text:list>
            <text:list-item>
              <text:p text:style-name="P63">no need for explanation</text:p>
            </text:list-item>
          </text:list>
        </text:list-item>
        <text:list-item>
          <text:p text:style-name="P63">move</text:p>
        </text:list-item>
      </text:list>
      <text:list xml:id="list2780501141036801497" text:style-name="L50">
        <text:list-item>
          <text:list>
            <text:list-item>
              <text:p text:style-name="P70"><text:soft-page-break/>increase x by dx</text:p>
            </text:list-item>
            <text:list-item>
              <text:p text:style-name="P70">increase y by dy</text:p>
            </text:list-item>
            <text:list-item>
              <text:p text:style-name="P70">if out of frame x</text:p>
              <text:list>
                <text:list-item>
                  <text:p text:style-name="P70">jump</text:p>
                </text:list-item>
              </text:list>
            </text:list-item>
            <text:list-item>
              <text:p text:style-name="P70">if out of frame y</text:p>
              <text:list>
                <text:list-item>
                  <text:p text:style-name="P71">jump</text:p>
                </text:list-item>
              </text:list>
            </text:list-item>
            <text:list-item>
              <text:p text:style-name="P75">rotate all shapes</text:p>
            </text:list-item>
            <text:list-item>
              <text:p text:style-name="P75">set x for all shapes</text:p>
              <text:list>
                <text:list-item>
                  <text:p text:style-name="P75">set y for all shapes</text:p>
                </text:list-item>
              </text:list>
            </text:list-item>
            <text:list-item>
              <text:p text:style-name="P20"><text:span text:style-name="T10">check quadrant</text:span></text:p>
            </text:list-item>
          </text:list>
        </text:list-item>
      </text:list>
      <text:list xml:id="list1964288989946478013" text:style-name="L55">
        <text:list-item>
          <text:list>
            <text:list-item>
              <text:list>
                <text:list-item>
                  <text:p text:style-name="P22"><text:span text:style-name="T10">origin is center of pane</text:span></text:p>
                </text:list-item>
              </text:list>
            </text:list-item>
          </text:list>
        </text:list-item>
      </text:list>
      <text:list xml:id="list3766766890556456384" text:style-name="L54">
        <text:list-item>
          <text:list>
            <text:list-item>
              <text:list>
                <text:list-item>
                  <text:p text:style-name="P21"><text:span text:style-name="T10">quadrants will be labeled in the same way that they are in geometry</text:span></text:p>
                </text:list-item>
              </text:list>
            </text:list-item>
          </text:list>
        </text:list-item>
      </text:list>
      <text:list xml:id="list92857361458265" text:continue-list="list2780501141036801497" text:style-name="L50">
        <text:list-item>
          <text:list>
            <text:list-item>
              <text:list>
                <text:list-item>
                  <text:p text:style-name="P72">if QI</text:p>
                  <text:list>
                    <text:list-item>
                      <text:p text:style-name="P72">other shapes appear</text:p>
                    </text:list-item>
                  </text:list>
                </text:list-item>
              </text:list>
            </text:list-item>
          </text:list>
        </text:list-item>
      </text:list>
      <text:list xml:id="list4436924300236938196" text:style-name="L5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bellow Q4</text:p>
                        </text:list-item>
                        <text:list-item>
                          <text:p text:style-name="P73">left of Q2</text:p>
                        </text:list-item>
                        <text:list-item>
                          <text:p text:style-name="P73">diagonal of Q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756131433907429215" text:style-name="L57">
        <text:list-item>
          <text:list>
            <text:list-item>
              <text:list>
                <text:list-item>
                  <text:p text:style-name="P74">and so on for other quadrants</text:p>
                </text:list-item>
              </text:list>
            </text:list-item>
          </text:list>
        </text:list-item>
      </text:list>
      <text:list xml:id="list92856991745516" text:continue-list="list92855523591485" text:style-name="L45">
        <text:list-item>
          <text:p text:style-name="P63">checkCollision(GameObject obj)</text:p>
          <text:list>
            <text:list-item>
              <text:p text:style-name="P69">only check this object's first shape, against all other object's shapes</text:p>
            </text:list-item>
          </text:list>
        </text:list-item>
      </text:list>
      <text:list xml:id="list4306038150342947527" text:style-name="L49">
        <text:list-item>
          <text:list>
            <text:list-item>
              <text:p text:style-name="P66">for each shape in obj as obj_shape:</text:p>
              <text:list>
                <text:list-item>
                  <text:p text:style-name="P67">if dist(this.shape[0], obj_shape) is close</text:p>
                </text:list-item>
              </text:list>
            </text:list-item>
          </text:list>
        </text:list-item>
      </text:list>
      <text:list xml:id="list7555221635927100660" text:style-name="L51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9">AND Shape.intersec( this.shape[0], obj_shape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65988240752691348" text:style-name="L52">
        <text:list-item>
          <text:list>
            <text:list-item>
              <text:list>
                <text:list-item>
                  <text:list>
                    <text:list-item>
                      <text:p text:style-name="P68">return true</text:p>
                    </text:list-item>
                  </text:list>
                </text:list-item>
              </text:list>
            </text:list-item>
            <text:list-item>
              <text:p text:style-name="P68">return false</text:p>
            </text:list-item>
          </text:list>
        </text:list-item>
      </text:list>
      <text:list xml:id="list92856314368580" text:continue-list="list92856991745516" text:style-name="L45">
        <text:list-item>
          <text:p text:style-name="P63">dist(Shape a, Shape b)</text:p>
        </text:list-item>
      </text:list>
      <text:list xml:id="list2105781835108572107" text:style-name="L48">
        <text:list-item>
          <text:list>
            <text:list-item>
              <text:p text:style-name="P65">return distance formula from shape's coordinates</text:p>
            </text:list-item>
          </text:list>
        </text:list-item>
      </text:list>
      <text:p text:style-name="P24"/>
      <text:p text:style-name="P24">Asteroid</text:p>
      <text:list xml:id="list7385435133858291669" text:style-name="L12">
        <text:list-item>
          <text:p text:style-name="P26">constructors(x, y, size):</text:p>
          <text:list>
            <text:list-item>
              <text:p text:style-name="P26">1 main one, others call it(others will simply set a few variables to default values)</text:p>
            </text:list-item>
          </text:list>
        </text:list-item>
      </text:list>
      <text:list xml:id="list2582315324293579535" text:style-name="L13">
        <text:list-item>
          <text:list>
            <text:list-item>
              <text:p text:style-name="P27">create polygon game object at (x, y) with random dy and dx</text:p>
            </text:list-item>
            <text:list-item>
              <text:p text:style-name="P28">and pseudo-random points(based on size) to create jagged asteroid shape</text:p>
            </text:list-item>
          </text:list>
        </text:list-item>
      </text:list>
      <text:list xml:id="list8305008823849228987" text:style-name="L14">
        <text:list-item>
          <text:p text:style-name="P29">destroy(<text:span text:style-name="T2">pane</text:span><text:span text:style-name="T3">):</text:span></text:p>
          <text:list>
            <text:list-item>
              <text:p text:style-name="P29"><text:span text:style-name="T3">I planned on removing asteroid from pane in this method but decided against it</text:span></text:p>
            </text:list-item>
            <text:list-item>
              <text:p text:style-name="P29"><text:span text:style-name="T3">this method creates(and returns) two smaller asteroids that were created from the debris of this one(unless it's too small)</text:span></text:p>
            </text:list-item>
          </text:list>
        </text:list-item>
      </text:list>
      <text:list xml:id="list1189354176977529420" text:style-name="L15">
        <text:list-item>
          <text:list>
            <text:list-item>
              <text:p text:style-name="P30"><text:span text:style-name="T3">if size is 2 or less</text:span></text:p>
            </text:list-item>
          </text:list>
        </text:list-item>
      </text:list>
      <text:list xml:id="list402682079077460610" text:style-name="L16">
        <text:list-item>
          <text:list>
            <text:list-item>
              <text:list>
                <text:list-item>
                  <text:p text:style-name="P31"><text:span text:style-name="T3">return nothing – too small to leave debris</text:span></text:p>
                </text:list-item>
              </text:list>
            </text:list-item>
          </text:list>
        </text:list-item>
      </text:list>
      <text:list xml:id="list92855779611727" text:continue-list="list1189354176977529420" text:style-name="L15">
        <text:list-item>
          <text:list>
            <text:list-item>
              <text:p text:style-name="P32"><text:span text:style-name="T3">create an array of 2 asteroids</text:span></text:p>
            </text:list-item>
            <text:list-item>
              <text:p text:style-name="P32"><text:span text:style-name="T3">create 2 new asteroids with this.size-1 and coordinates of (this.x, this.y)</text:span></text:p>
            </text:list-item>
            <text:list-item>
              <text:p text:style-name="P32"><text:span text:style-name="T3">return array with the new asteroids</text:span></text:p>
            </text:list-item>
          </text:list>
        </text:list-item>
      </text:list>
      <text:list xml:id="list525809474334993278" text:style-name="L17">
        <text:list-item>
          <text:p text:style-name="P33"><text:span text:style-name="T3">getScore</text:span></text:p>
        </text:list-item>
      </text:list>
      <text:list xml:id="list8145893542404162515" text:style-name="L19">
        <text:list-item>
          <text:list>
            <text:list-item>
              <text:p text:style-name="P35"><text:span text:style-name="T3">returns the size of the asteroid*10</text:span></text:p>
            </text:list-item>
          </text:list>
        </text:list-item>
      </text:list>
      <text:list xml:id="list92856885925941" text:continue-list="list525809474334993278" text:style-name="L17">
        <text:list-item>
          <text:p text:style-name="P33"><text:span text:style-name="T3">move</text:span></text:p>
        </text:list-item>
      </text:list>
      <text:list xml:id="list3166911515795776389" text:style-name="L18">
        <text:list-item>
          <text:list>
            <text:list-item>
              <text:p text:style-name="P34"><text:span text:style-name="T3">overrides game objects move, and does the same thing</text:span></text:p>
            </text:list-item>
            <text:list-item>
              <text:p text:style-name="P34"><text:span text:style-name="T3">but then also spins the asteroid</text:span></text:p>
            </text:list-item>
          </text:list>
        </text:list-item>
      </text:list>
      <text:p text:style-name="P36"><text:span text:style-name="T3"/></text:p>
      <text:p text:style-name="P36"><text:span text:style-name="T3">Bullet</text:span></text:p>
      <text:list xml:id="list6402300915352309321" text:style-name="L20">
        <text:list-item>
          <text:p text:style-name="P37"><text:span text:style-name="T3">constructor</text:span></text:p>
        </text:list-item>
      </text:list>
      <text:list xml:id="list1948358255573778056" text:style-name="L36">
        <text:list-item>
          <text:list>
            <text:list-item>
              <text:p text:style-name="P53"><text:span text:style-name="T3">create circle GameObject</text:span></text:p>
            </text:list-item>
          </text:list>
        </text:list-item>
      </text:list>
      <text:list xml:id="list92857093362213" text:continue-list="list6402300915352309321" text:style-name="L20">
        <text:list-item>
          <text:p text:style-name="P37"><text:soft-page-break/><text:span text:style-name="T3">move</text:span></text:p>
        </text:list-item>
      </text:list>
      <text:list xml:id="list2384180147804130632" text:style-name="L37">
        <text:list-item>
          <text:p text:style-name="P55"><text:span text:style-name="T3">same as GameObject's move</text:span></text:p>
        </text:list-item>
        <text:list-item>
          <text:p text:style-name="P55"><text:span text:style-name="T3">but also decreases bullet's life</text:span></text:p>
        </text:list-item>
      </text:list>
      <text:list xml:id="list92855995488511" text:continue-list="list92857093362213" text:style-name="L20">
        <text:list-item>
          <text:p text:style-name="P37"><text:span text:style-name="T3">isDone</text:span></text:p>
        </text:list-item>
      </text:list>
      <text:list xml:id="list5249777628748577147" text:style-name="L38">
        <text:list-item>
          <text:list>
            <text:list-item>
              <text:p text:style-name="P54"><text:span text:style-name="T3">return whether or not the life(int) is greater than the MAX_LIFE of bullet</text:span></text:p>
            </text:list-item>
          </text:list>
        </text:list-item>
      </text:list>
      <text:p text:style-name="P36"><text:span text:style-name="T3"/></text:p>
      <text:p text:style-name="P36"><text:span text:style-name="T3">Player</text:span></text:p>
      <text:list xml:id="list816656728883301805" text:style-name="L39">
        <text:list-item>
          <text:p text:style-name="P56"><text:span text:style-name="T3">constructor</text:span></text:p>
        </text:list-item>
      </text:list>
      <text:list xml:id="list8940102787171091313" text:style-name="L43">
        <text:list-item>
          <text:list>
            <text:list-item>
              <text:p text:style-name="P60"><text:span text:style-name="T3">create a GameObject polygon</text:span></text:p>
            </text:list-item>
            <text:list-item>
              <text:p text:style-name="P60"><text:span text:style-name="T3">position in center</text:span></text:p>
            </text:list-item>
            <text:list-item>
              <text:p text:style-name="P60"><text:span text:style-name="T3">make polygon look like a ship</text:span></text:p>
            </text:list-item>
          </text:list>
        </text:list-item>
      </text:list>
      <text:list xml:id="list92856749341052" text:continue-list="list816656728883301805" text:style-name="L39">
        <text:list-item>
          <text:p text:style-name="P56"><text:span text:style-name="T3">shoot</text:span></text:p>
        </text:list-item>
      </text:list>
      <text:list xml:id="list6421989893641838919" text:style-name="L42">
        <text:list-item>
          <text:list>
            <text:list-item>
              <text:p text:style-name="P59"><text:span text:style-name="T3">use rotational matrix to calc bullet coordinates</text:span></text:p>
            </text:list-item>
            <text:list-item>
              <text:p text:style-name="P59"><text:span text:style-name="T3">creates bullet</text:span></text:p>
            </text:list-item>
            <text:list-item>
              <text:p text:style-name="P59"><text:span text:style-name="T3">add bullet to list</text:span></text:p>
            </text:list-item>
            <text:list-item>
              <text:p text:style-name="P59"><text:span text:style-name="T3">add bullet to pane</text:span></text:p>
            </text:list-item>
          </text:list>
        </text:list-item>
      </text:list>
      <text:list xml:id="list92857542026477" text:continue-list="list92856749341052" text:style-name="L39">
        <text:list-item>
          <text:p text:style-name="P56"><text:span text:style-name="T3">getBullets</text:span></text:p>
        </text:list-item>
      </text:list>
      <text:list xml:id="list383215238017527593" text:style-name="L41">
        <text:list-item>
          <text:list>
            <text:list-item>
              <text:p text:style-name="P58"><text:span text:style-name="T3">returns list of bullets associated with ship</text:span></text:p>
            </text:list-item>
          </text:list>
        </text:list-item>
      </text:list>
      <text:list xml:id="list92856052867070" text:continue-list="list92857542026477" text:style-name="L39">
        <text:list-item>
          <text:p text:style-name="P56"><text:span text:style-name="T3">moveBullets</text:span></text:p>
        </text:list-item>
      </text:list>
      <text:list xml:id="list4517422508529629774" text:style-name="L40">
        <text:list-item>
          <text:list>
            <text:list-item>
              <text:p text:style-name="P57"><text:span text:style-name="T3">for each bullet in getBullets</text:span></text:p>
              <text:list>
                <text:list-item>
                  <text:p text:style-name="P57"><text:span text:style-name="T3">bullet.move</text:span></text:p>
                </text:list-item>
                <text:list-item>
                  <text:p text:style-name="P57"><text:span text:style-name="T3">if bullet.isDone</text:span></text:p>
                  <text:list>
                    <text:list-item>
                      <text:p text:style-name="P57"><text:span text:style-name="T3">remove from pane</text:span></text:p>
                    </text:list-item>
                    <text:list-item>
                      <text:p text:style-name="P57"><text:span text:style-name="T3">remove from bullet list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SimSun" svg:font-family="SimSun"/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SimSun" style:font-family-asian="SimSu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SimSun" style:font-family-asian="SimSun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SimSun" style:font-family-asian="SimSun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y Zasypkin</meta:initial-creator>
    <meta:creation-date>2016-05-08T08:06:36.596792013</meta:creation-date>
    <dc:date>2016-05-08T09:28:55.235427062</dc:date>
    <dc:creator>Andriy Zasypkin</dc:creator>
    <meta:editing-duration>PT41M24S</meta:editing-duration>
    <meta:editing-cycles>24</meta:editing-cycles>
    <meta:generator>LibreOffice/5.1.3.2$Linux_X86_64 LibreOffice_project/10m0$Build-2</meta:generator>
    <meta:document-statistic meta:table-count="0" meta:image-count="0" meta:object-count="0" meta:page-count="5" meta:paragraph-count="217" meta:word-count="1053" meta:character-count="5271" meta:non-whitespace-character-count="4637"/>
  </office:meta>
</office:document-meta>
</file>